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Text_20_body">
      <style:text-properties officeooo:rsid="0002f4a0" officeooo:paragraph-rsid="0002f4a0"/>
    </style:style>
    <style:style style:name="P4" style:family="paragraph" style:parent-style-name="Text_20_body">
      <style:text-properties officeooo:rsid="00063d00" officeooo:paragraph-rsid="00063d00"/>
    </style:style>
    <style:style style:name="P5" style:family="paragraph" style:parent-style-name="Text_20_body">
      <style:text-properties officeooo:rsid="0015b67b" officeooo:paragraph-rsid="0015b67b"/>
    </style:style>
    <style:style style:name="P6" style:family="paragraph" style:parent-style-name="Text_20_body">
      <style:text-properties officeooo:rsid="00176778" officeooo:paragraph-rsid="00176778"/>
    </style:style>
    <style:style style:name="P7" style:family="paragraph" style:parent-style-name="Text_20_body">
      <style:text-properties officeooo:rsid="003886c4" officeooo:paragraph-rsid="003886c4"/>
    </style:style>
    <style:style style:name="P8" style:family="paragraph" style:parent-style-name="Text_20_body">
      <style:text-properties officeooo:rsid="003b394b" officeooo:paragraph-rsid="003b394b"/>
    </style:style>
    <style:style style:name="P9" style:family="paragraph" style:parent-style-name="Text_20_body">
      <style:text-properties officeooo:paragraph-rsid="003d2727"/>
    </style:style>
    <style:style style:name="P10" style:family="paragraph" style:parent-style-name="Text_20_body">
      <style:text-properties officeooo:rsid="00046330" officeooo:paragraph-rsid="0015ab7b"/>
    </style:style>
    <style:style style:name="P11" style:family="paragraph" style:parent-style-name="Text_20_body">
      <style:text-properties officeooo:rsid="0005798e" officeooo:paragraph-rsid="0015ab7b"/>
    </style:style>
    <style:style style:name="P12" style:family="paragraph" style:parent-style-name="Text_20_body">
      <style:text-properties fo:font-weight="normal" officeooo:rsid="00063d00" officeooo:paragraph-rsid="00063d00" style:font-weight-asian="normal" style:font-weight-complex="normal"/>
    </style:style>
    <style:style style:name="P13" style:family="paragraph" style:parent-style-name="Text_20_body">
      <style:text-properties fo:font-weight="normal" officeooo:rsid="003bf6c4" officeooo:paragraph-rsid="003bf6c4" style:font-weight-asian="normal" style:font-weight-complex="normal"/>
    </style:style>
    <style:style style:name="P14" style:family="paragraph" style:parent-style-name="Text_20_body">
      <style:text-properties fo:font-weight="normal" officeooo:rsid="0006e0f8" officeooo:paragraph-rsid="0006e0f8" style:font-weight-asian="normal" style:font-weight-complex="normal"/>
    </style:style>
    <style:style style:name="P15" style:family="paragraph" style:parent-style-name="Text_20_body">
      <style:text-properties officeooo:rsid="001edf78" officeooo:paragraph-rsid="001edf78"/>
    </style:style>
    <style:style style:name="P16" style:family="paragraph" style:parent-style-name="Text_20_body">
      <style:text-properties officeooo:paragraph-rsid="00461bf0"/>
    </style:style>
    <style:style style:name="P17" style:family="paragraph" style:parent-style-name="Text_20_body">
      <style:text-properties fo:font-style="italic" fo:font-weight="bold" officeooo:rsid="00490fae" officeooo:paragraph-rsid="00490fae" style:font-style-asian="italic" style:font-weight-asian="bold" style:font-style-complex="italic" style:font-weight-complex="bold"/>
    </style:style>
    <style:style style:name="P18" style:family="paragraph" style:parent-style-name="Preformatted_20_Text">
      <style:text-properties officeooo:paragraph-rsid="0005798e"/>
    </style:style>
    <style:style style:name="P19" style:family="paragraph" style:parent-style-name="Preformatted_20_Text">
      <style:text-properties officeooo:paragraph-rsid="00176778"/>
    </style:style>
    <style:style style:name="P20" style:family="paragraph" style:parent-style-name="Preformatted_20_Text">
      <style:text-properties style:text-line-through-style="none" style:text-line-through-type="none" officeooo:rsid="00176778" officeooo:paragraph-rsid="00176778"/>
    </style:style>
    <style:style style:name="P21" style:family="paragraph" style:parent-style-name="Preformatted_20_Text">
      <style:text-properties officeooo:paragraph-rsid="001edf78"/>
    </style:style>
    <style:style style:name="P22" style:family="paragraph" style:parent-style-name="Preformatted_20_Text">
      <style:text-properties officeooo:paragraph-rsid="0044581a"/>
    </style:style>
    <style:style style:name="P23" style:family="paragraph" style:parent-style-name="Preformatted_20_Text">
      <style:text-properties officeooo:paragraph-rsid="0046b11e"/>
    </style:style>
    <style:style style:name="P24" style:family="paragraph" style:parent-style-name="Heading_20_1">
      <style:text-properties officeooo:rsid="00018b46" officeooo:paragraph-rsid="00018b46"/>
    </style:style>
    <style:style style:name="P25" style:family="paragraph" style:parent-style-name="Heading_20_1">
      <style:text-properties officeooo:rsid="00045c2f" officeooo:paragraph-rsid="00045c2f"/>
    </style:style>
    <style:style style:name="P26" style:family="paragraph" style:parent-style-name="Heading_20_2">
      <style:text-properties officeooo:rsid="003d2727" officeooo:paragraph-rsid="003d2727"/>
    </style:style>
    <style:style style:name="P27" style:family="paragraph" style:parent-style-name="Heading_20_2">
      <style:text-properties officeooo:rsid="001edf78" officeooo:paragraph-rsid="001edf78"/>
    </style:style>
    <style:style style:name="P28" style:family="paragraph" style:parent-style-name="Text_20_body" style:list-style-name="L1">
      <style:text-properties officeooo:paragraph-rsid="00045c2f"/>
    </style:style>
    <style:style style:name="P29" style:family="paragraph" style:parent-style-name="Text_20_body" style:list-style-name="L1">
      <style:text-properties officeooo:paragraph-rsid="0005798e"/>
    </style:style>
    <style:style style:name="P30" style:family="paragraph" style:parent-style-name="Text_20_body" style:list-style-name="L1">
      <style:text-properties officeooo:rsid="00045c2f" officeooo:paragraph-rsid="00045c2f"/>
    </style:style>
    <style:style style:name="P31" style:family="paragraph" style:parent-style-name="Text_20_body" style:list-style-name="L2"/>
    <style:style style:name="P32" style:family="paragraph" style:parent-style-name="Text_20_body" style:list-style-name="L2">
      <style:text-properties officeooo:paragraph-rsid="0015ab7b"/>
    </style:style>
    <style:style style:name="P33" style:family="paragraph" style:parent-style-name="Text_20_body" style:list-style-name="L2">
      <style:text-properties officeooo:rsid="0015ab7b" officeooo:paragraph-rsid="0015ab7b"/>
    </style:style>
    <style:style style:name="P34" style:family="paragraph" style:parent-style-name="Text_20_body" style:list-style-name="L3">
      <style:text-properties officeooo:paragraph-rsid="0006e0f8"/>
    </style:style>
    <style:style style:name="P35" style:family="paragraph" style:parent-style-name="Text_20_body" style:list-style-name="L3">
      <style:text-properties officeooo:rsid="00063d00" officeooo:paragraph-rsid="00063d00"/>
    </style:style>
    <style:style style:name="P36" style:family="paragraph" style:parent-style-name="Text_20_body" style:list-style-name="L3">
      <style:text-properties fo:font-weight="normal" officeooo:rsid="00063d00" officeooo:paragraph-rsid="00063d00" style:font-weight-asian="normal" style:font-weight-complex="normal"/>
    </style:style>
    <style:style style:name="P37" style:family="paragraph" style:parent-style-name="Text_20_body" style:list-style-name="L3">
      <style:text-properties fo:font-weight="normal" officeooo:rsid="00063d00" officeooo:paragraph-rsid="0006e0f8" style:font-weight-asian="normal" style:font-weight-complex="normal"/>
    </style:style>
    <style:style style:name="P38" style:family="paragraph" style:parent-style-name="Text_20_body" style:list-style-name="L4">
      <style:text-properties officeooo:paragraph-rsid="00461bf0"/>
    </style:style>
    <style:style style:name="P39" style:family="paragraph" style:parent-style-name="Text_20_body" style:list-style-name="L4">
      <style:text-properties officeooo:rsid="0044581a" officeooo:paragraph-rsid="00461bf0"/>
    </style:style>
    <style:style style:name="P40" style:family="paragraph" style:parent-style-name="Text_20_body" style:list-style-name="L4">
      <style:text-properties officeooo:rsid="0046b11e" officeooo:paragraph-rsid="0046b11e"/>
    </style:style>
    <style:style style:name="P41" style:family="paragraph" style:parent-style-name="Text_20_body" style:list-style-name="L4">
      <style:text-properties officeooo:rsid="004741a0" officeooo:paragraph-rsid="004741a0"/>
    </style:style>
    <style:style style:name="T1" style:family="text">
      <style:text-properties officeooo:rsid="0002f4a0"/>
    </style:style>
    <style:style style:name="T2" style:family="text">
      <style:text-properties fo:font-style="italic" style:font-style-asian="italic" style:font-style-complex="italic"/>
    </style:style>
    <style:style style:name="T3" style:family="text">
      <style:text-properties fo:font-style="italic" officeooo:rsid="0002f4a0" style:font-style-asian="italic" style:font-style-complex="italic"/>
    </style:style>
    <style:style style:name="T4" style:family="text">
      <style:text-properties fo:font-style="italic" officeooo:rsid="0036e9c2" style:font-style-asian="italic" style:font-style-complex="italic"/>
    </style:style>
    <style:style style:name="T5" style:family="text">
      <style:text-properties fo:font-style="italic" officeooo:rsid="00386880" style:font-style-asian="italic" style:font-style-complex="italic"/>
    </style:style>
    <style:style style:name="T6" style:family="text">
      <style:text-properties fo:font-style="italic" officeooo:rsid="0039b54c" style:font-style-asian="italic" style:font-style-complex="italic"/>
    </style:style>
    <style:style style:name="T7" style:family="text">
      <style:text-properties fo:font-style="italic" officeooo:rsid="003b394b" style:font-style-asian="italic" style:font-style-complex="italic"/>
    </style:style>
    <style:style style:name="T8" style:family="text">
      <style:text-properties fo:font-style="italic" officeooo:rsid="003d2727" style:font-style-asian="italic" style:font-style-complex="italic"/>
    </style:style>
    <style:style style:name="T9" style:family="text">
      <style:text-properties fo:font-style="italic" fo:font-weight="bold" officeooo:rsid="0005798e" style:font-style-asian="italic" style:font-weight-asian="bold" style:font-style-complex="italic" style:font-weight-complex="bold"/>
    </style:style>
    <style:style style:name="T10" style:family="text">
      <style:text-properties fo:font-style="italic" fo:font-weight="normal" officeooo:rsid="003bf6c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f4a0" style:font-style-asian="normal" style:font-style-complex="normal"/>
    </style:style>
    <style:style style:name="T13" style:family="text">
      <style:text-properties fo:font-style="normal" officeooo:rsid="00386880" style:font-style-asian="normal" style:font-style-complex="normal"/>
    </style:style>
    <style:style style:name="T14" style:family="text">
      <style:text-properties fo:font-style="normal" officeooo:rsid="0036e9c2" style:font-style-asian="normal" style:font-style-complex="normal"/>
    </style:style>
    <style:style style:name="T15" style:family="text">
      <style:text-properties fo:font-style="normal" officeooo:rsid="003b394b"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5798e" style:font-style-asian="normal" style:font-weight-asian="normal" style:font-style-complex="normal" style:font-weight-complex="normal"/>
    </style:style>
    <style:style style:name="T18" style:family="text">
      <style:text-properties fo:font-style="normal" fo:font-weight="normal" officeooo:rsid="003bf6c4" style:font-style-asian="normal" style:font-weight-asian="normal" style:font-style-complex="normal" style:font-weight-complex="normal"/>
    </style:style>
    <style:style style:name="T19" style:family="text">
      <style:text-properties officeooo:rsid="0004341a"/>
    </style:style>
    <style:style style:name="T20" style:family="text">
      <style:text-properties officeooo:rsid="00045c2f"/>
    </style:style>
    <style:style style:name="T21" style:family="text">
      <style:text-properties officeooo:rsid="00046330"/>
    </style:style>
    <style:style style:name="T22" style:family="text">
      <style:text-properties officeooo:rsid="0005798e"/>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6e0f8" style:font-weight-asian="normal" style:font-weight-complex="normal"/>
    </style:style>
    <style:style style:name="T26" style:family="text">
      <style:text-properties fo:font-weight="normal" officeooo:rsid="00063d00" style:font-weight-asian="normal" style:font-weight-complex="normal"/>
    </style:style>
    <style:style style:name="T27" style:family="text">
      <style:text-properties fo:font-weight="normal" officeooo:rsid="003bf6c4" style:font-weight-asian="normal" style:font-weight-complex="normal"/>
    </style:style>
    <style:style style:name="T28" style:family="text">
      <style:text-properties officeooo:rsid="00063d00"/>
    </style:style>
    <style:style style:name="T29"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31" style:family="text">
      <style:text-properties fo:color="#ffff00" style:font-name="Liberation Mono" fo:font-size="10pt" fo:font-weight="bold" officeooo:rsid="003bf6c4" style:font-name-asian="Noto Sans Mono CJK SC" style:font-size-asian="10pt" style:font-name-complex="Liberation Mono" style:font-size-complex="10pt"/>
    </style:style>
    <style:style style:name="T32" style:family="text">
      <style:text-properties fo:color="#ffff00" style:font-name="Liberation Mono" fo:font-size="10pt" fo:font-weight="bold" officeooo:rsid="0044581a" style:font-name-asian="Noto Sans Mono CJK SC" style:font-size-asian="10pt" style:font-name-complex="Liberation Mono" style:font-size-complex="10pt"/>
    </style:style>
    <style:style style:name="T33" style:family="text">
      <style:text-properties fo:color="#ffff00" style:font-name="Liberation Mono" fo:font-size="10pt" fo:font-weight="bold" officeooo:rsid="0046b11e" style:font-name-asian="Noto Sans Mono CJK SC" style:font-size-asian="10pt" style:font-name-complex="Liberation Mono" style:font-size-complex="10pt"/>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15ab7b" style:font-size-asian="10pt" style:font-weight-asian="bold" style:font-size-complex="10pt" style:font-weight-complex="bold"/>
    </style:style>
    <style:style style:name="T36" style:family="text">
      <style:text-properties style:font-name="Liberation Mono" fo:font-size="10pt" fo:font-weight="bold" officeooo:rsid="0036e9c2" style:font-size-asian="10pt" style:font-weight-asian="bold" style:font-size-complex="10pt" style:font-weight-complex="bold"/>
    </style:style>
    <style:style style:name="T37" style:family="text">
      <style:text-properties style:font-name="Liberation Mono" fo:font-size="10pt" fo:font-style="normal" fo:font-weight="bold" officeooo:rsid="00386880" style:font-size-asian="10pt" style:font-style-asian="normal" style:font-weight-asian="bold" style:font-size-complex="10pt" style:font-style-complex="normal" style:font-weight-complex="bold"/>
    </style:style>
    <style:style style:name="T38" style:family="text">
      <style:text-properties style:font-name="Liberation Mono" fo:font-size="9pt" fo:font-weight="bold" style:font-size-asian="9pt" style:font-weight-asian="bold" style:font-size-complex="9pt" style:font-weight-complex="bold"/>
    </style:style>
    <style:style style:name="T39" style:family="text">
      <style:text-properties officeooo:rsid="0015ab7b"/>
    </style:style>
    <style:style style:name="T40" style:family="text">
      <style:text-properties officeooo:rsid="00176778"/>
    </style:style>
    <style:style style:name="T41" style:family="text">
      <style:text-properties style:text-line-through-style="solid" style:text-line-through-type="single" officeooo:rsid="00176778"/>
    </style:style>
    <style:style style:name="T42" style:family="text">
      <style:text-properties style:text-line-through-style="none" style:text-line-through-type="none" officeooo:rsid="00176778"/>
    </style:style>
    <style:style style:name="T43" style:family="text">
      <style:text-properties style:text-line-through-style="none" style:text-line-through-type="none" officeooo:rsid="001edf78"/>
    </style:style>
    <style:style style:name="T44" style:family="text">
      <style:text-properties officeooo:rsid="001edf78"/>
    </style:style>
    <style:style style:name="T45" style:family="text">
      <style:text-properties officeooo:rsid="00350efb"/>
    </style:style>
    <style:style style:name="T46" style:family="text">
      <style:text-properties officeooo:rsid="0036e9c2"/>
    </style:style>
    <style:style style:name="T47" style:family="text">
      <style:text-properties officeooo:rsid="00386880"/>
    </style:style>
    <style:style style:name="T48" style:family="text">
      <style:text-properties officeooo:rsid="0039b54c"/>
    </style:style>
    <style:style style:name="T49" style:family="text">
      <style:text-properties officeooo:rsid="003b394b"/>
    </style:style>
    <style:style style:name="T50" style:family="text">
      <style:text-properties officeooo:rsid="003d2727"/>
    </style:style>
    <style:style style:name="T51" style:family="text">
      <style:text-properties officeooo:rsid="003e5a88"/>
    </style:style>
    <style:style style:name="T52" style:family="text">
      <style:text-properties officeooo:rsid="004015e1"/>
    </style:style>
    <style:style style:name="T53" style:family="text">
      <style:text-properties officeooo:rsid="00427727"/>
    </style:style>
    <style:style style:name="T54" style:family="text">
      <style:text-properties officeooo:rsid="0044581a"/>
    </style:style>
    <style:style style:name="T55" style:family="text">
      <style:text-properties officeooo:rsid="00461bf0"/>
    </style:style>
    <style:style style:name="T56" style:family="text">
      <style:text-properties officeooo:rsid="0046b11e"/>
    </style:style>
    <style:style style:name="T57" style:family="text">
      <style:text-properties officeooo:rsid="0048a7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20">S</text:span>tore Migration</text:p>
      <text:h text:style-name="P24" text:outline-level="1">Introduction</text:h>
      <text:p text:style-name="P1"><text:span text:style-name="T1">The </text:span><text:span text:style-name="T20">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3">i.e.</text:span><text:span text:style-name="T12"> single use)</text:span><text:span text:style-name="T1">, resulting in hundreds of thousands of “clients” </text:span><text:span text:style-name="T19">= one for every time a user logs in</text:span><text:span text:style-name="T1"> In that case, the system is overwhelmed and performance slows dramatically. </text:span></text:p>
      <text:p text:style-name="P3">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26" text:outline-level="2">How File Stores work</text:h>
      <text:p text:style-name="P9"><text:span text:style-name="T50">The basic functioning is that the unique identifier is hashed and that is used as the name of a file whose contents is the XML serial</text:span><text:span text:style-name="T51">i</text:span><text:span text:style-name="T50">zation of the object. Index entries are made (if needed) by hashing the key (</text:span><text:span text:style-name="T8">e.g.</text:span><text:span text:style-name="T50"> the access token) and putting the hash of the id in it. For most cases of actual access, this works pretty darned well. The problem then gets to be if the store gets a lot of cruft in it. Since you do not know what the ids are (hashes are not easily reversible) you are left with navigating the entire store if you are searching. In some cases where auto-approval is on, stores can become enormous, since the client requesting access might literally create a new client for each flow, never to be used again. <text:s/>Cleaning up such a system is slow going, so the best way t</text:span><text:span text:style-name="T51">o</text:span><text:span text:style-name="T50"> scale up is to migrate the entire store to a database where it can be properly monitored. That is what this tool is for.</text:span></text:p>
      <text:h text:style-name="P25" text:outline-level="1">The FSMigration tool</text:h>
      <text:p text:style-name="P2">This is a separate jar that is downloadable from GitHub. <text:s/>It runs at the command line and takes various arguments and does various things. In a nutshell the sequence is</text:p>
      <text:list xml:id="list3749464262" text:style-name="L1">
        <text:list-item>
          <text:p text:style-name="P30">Take the original source FileStore </text:p>
        </text:list-item>
        <text:list-item>
          <text:p text:style-name="P28"><text:span text:style-name="T20">Create a database (using Derby) that ingests every entry in the FileStore. </text:span><text:span text:style-name="T21">You do not need to install anything for Derby! This is done automatically. </text:span></text:p>
        </text:list-item>
        <text:list-item>
          <text:p text:style-name="P29"><text:span text:style-name="T9">Ingest</text:span><text:span text:style-name="T20"> entries </text:span><text:span text:style-name="T22">into a helper database located in the original filestore. This is relatively fast and just reads directly from disk as a first pass.</text:span></text:p>
        </text:list-item>
        <text:list-item>
          <text:p text:style-name="P29"><text:span text:style-name="T9">Migrate </text:span><text:span text:style-name="T17">the </text:span><text:span text:style-name="T20">in batches to the new SQL store (which can be any supported SQL store). </text:span></text:p>
        </text:list-item>
        <text:list-item>
          <text:p text:style-name="P30">Allow for reports on what was imported. <text:span text:style-name="T21">Since it is assumed you do not want to install Derby itself, this takes the place of doing direct queries.</text:span></text:p>
        </text:list-item>
        <text:list-item>
          <text:p text:style-name="P28"><text:soft-page-break/><text:span text:style-name="T20">Allow for </text:span><text:span text:style-name="T21">deleting </text:span><text:span text:style-name="T20">the migration database.</text:span></text:p>
        </text:list-item>
      </text:list>
      <text:p text:style-name="P10">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p>
      <text:h text:style-name="Heading_20_2" text:outline-level="2"><text:span text:style-name="T39">Initial </text:span>Prerequisites</text:h>
      <text:list xml:id="list698118145" text:style-name="L2">
        <text:list-item>
          <text:p text:style-name="P32"><text:span text:style-name="T39">The file store exists. There is not a directory </text:span><text:span text:style-name="T51">in it </text:span><text:span text:style-name="T39">named </text:span><text:span text:style-name="T35">ingest</text:span>. <text:span text:style-name="T39">This will be created and managed.</text:span></text:p>
        </text:list-item>
        <text:list-item>
          <text:p text:style-name="P31">The target store<text:span text:style-name="T35"> </text:span><text:span text:style-name="T39">may or may not exist. If it does not exist, then it will be created.</text:span></text:p>
        </text:list-item>
        <text:list-item>
          <text:p text:style-name="P33">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Heading_20_1" text:outline-level="1">Running the tool</text:h>
      <text:p text:style-name="P6">The tool is named <text:span text:style-name="T38">fs-migrate.jar</text:span> and is an executable jar. Starting it with no parameters shows the help:</text:p>
      <text:p text:style-name="P19"><text:span text:style-name="T40">java -</text:span>jar fs-<text:span text:style-name="T42">migrate.jar</text:span></text:p>
      <text:p text:style-name="P20">(help is printed)</text:p>
      <text:p text:style-name="Text_20_body"/>
      <text:p text:style-name="Text_20_body"><text:span text:style-name="T46">Any databases will be created if needed. You may also create them directly by running the tool with the </text:span><text:span text:style-name="T36">-setup</text:span><text:span text:style-name="T46"> flag:</text:span></text:p>
      <text:p text:style-name="P19"><text:span text:style-name="T40">java -</text:span>jar fs<text:span text:style-name="T41">-</text:span><text:span text:style-name="T42">migrate.jar -src … -</text:span><text:span text:style-name="T43">setup</text:span></text:p>
      <text:p text:style-name="P5"/>
      <text:p text:style-name="Text_20_body"><text:span text:style-name="T44">Make sure the</text:span> <text:span text:style-name="T46">source and target are set</text:span><text:span text:style-name="T45">.</text:span></text:p>
      <text:h text:style-name="Heading_20_2" text:outline-level="2">The Pacer</text:h>
      <text:p text:style-name="P7">There is a command line status bar called <text:span text:style-name="T6">P</text:span><text:span text:style-name="T2">acer </text:span><text:span text:style-name="T11">that will run. It outputs percentage done, speed and such. This should stay parked on one line and the aim is for a compact, easily readable way to monitor what might be a long job. A typical snapshot is</text:span></text:p>
      <text:p text:style-name="Preformatted_20_Text">................../..\.................. <text:s/>114000 <text:s/>files ingested @ 111.1110 KHz <text:s/></text:p>
      <text:p text:style-name="Text_20_body"/>
      <text:p text:style-name="P7">The slashes seem to walk back and forth, hence pace hence the name <text:span text:style-name="T48">P</text:span>acer. In this case, it tells the number of files and the speed. Depending upon the context, more information may be there. </text:p>
      <text:p text:style-name="P7"><text:soft-page-break/>That said, Java runs in many places and Pacer does not always quite work right (Java’s unofficial motto is “write once, debug everywhere!”) <text:span text:style-name="T48">thanks to differences in IO, </text:span>so you can turn off pacing with a boolean argument, <text:span text:style-name="T34">-noPace</text:span>. <text:span text:style-name="T48">If you don’t see a tidy little pair or workers pacing, try turning it off.</text:span></text:p>
      <text:h text:style-name="Heading_20_2" text:outline-level="2">Ingestion</text:h>
      <text:p text:style-name="Text_20_body"><text:span text:style-name="T46">In order to process huge numbers of files, the entire file store’</text:span><text:span text:style-name="T52">s files</text:span><text:span text:style-name="T46"> is read </text:span><text:span text:style-name="T52">(but not opened) </text:span><text:span text:style-name="T46">from the file system and a specific database is created to track the progress of each file. </text:span><text:span text:style-name="T49">This is the </text:span><text:span text:style-name="T7">ingestion database</text:span><text:span text:style-name="T15">. </text:span><text:span text:style-name="T14">This</text:span><text:span text:style-name="T46"> first pass does not actually access the contents of the files, just records everything about the files. Later in the </text:span><text:span text:style-name="T4">migration phase </text:span><text:span text:style-name="T14">the actual files are processed. In this way the system is not overloaded and processing may be continued after interruptions. Ingestion is assumed to be atomic, in the sense that it is either done and completed or not done at all. </text:span><text:span text:style-name="T13">If there is a problem, you should either remove the (corrupted) ingestion database manually or just run the tool with the </text:span><text:span text:style-name="T37">-cleanup </text:span><text:span text:style-name="T47">flag. This will remove the database </text:span><text:span text:style-name="T5">in toto</text:span><text:span text:style-name="T47">, not remove the entries.</text:span></text:p>
      <text:p text:style-name="P11">Typical output from ingestion is (line breaks added for readability)</text:p>
      <text:p text:style-name="P18"><text:span text:style-name="T22">j</text:span>ava -jar fs-migrate.jar <text:span text:style-name="T22">\</text:span></text:p>
      <text:p text:style-name="P18"><text:s text:c="2"/>-src <text:span text:style-name="T30">$SRC_CFG</text:span><text:span text:style-name="T22">\</text:span></text:p>
      <text:p text:style-name="P18"><text:s text:c="2"/>-srcName <text:span text:style-name="T30">$SRC_NAME</text:span><text:span text:style-name="T22">\</text:span></text:p>
      <text:p text:style-name="P18"><text:s text:c="2"/>-targetName <text:span text:style-name="T30">$TARGET_NAME</text:span><text:span text:style-name="T22">\</text:span></text:p>
      <text:p text:style-name="P18"><text:s/>-v <text:span text:style-name="T28">\</text:span></text:p>
      <text:p text:style-name="P18"><text:s/>-<text:span text:style-name="T28">showConnect</text:span></text:p>
      <text:p text:style-name="Preformatted_20_Text">No explicit target configuration, using the source configuration for both.</text:p>
      <text:p text:style-name="Preformatted_20_Text">FSMigrationTool database file=/home/ncsa/temp/oa4mp2/fileStore/<text:span text:style-name="T29">ingest</text:span></text:p>
      <text:p text:style-name="Preformatted_20_Text"><text:s text:c="3"/>creating migration database</text:p>
      <text:p text:style-name="Preformatted_20_Text"><text:s text:c="3"/>done!</text:p>
      <text:p text:style-name="Preformatted_20_Text">connect 'jdbc:derby:/home/ncsa/temp/oa4mp2/fileStore/<text:span text:style-name="T29">ingest</text:span>;dataEncryption=true;user=oa4mp;bootPassword=Qwertyuiop321;password=Asdfghjkl123';</text:p>
      <text:p text:style-name="Preformatted_20_Text"><text:s text:c="2"/>:starting to ingest </text:p>
      <text:p text:style-name="Preformatted_20_Text"><text:s text:c="2"/>:processing 52639 files from /home/ncsa/temp/oa4mp2/fileStore/adminClients/dataPath.</text:p>
      <text:p text:style-name="Preformatted_20_Text">.........../................\........... <text:s/>52000 <text:s/>files <text:span text:style-name="T31">read</text:span> @ 76.9230 KHz</text:p>
      <text:p text:style-name="P4">Things to note</text:p>
      <text:list xml:id="list1712336211" text:style-name="L3">
        <text:list-item>
          <text:p text:style-name="P35"><text:span text:style-name="T34">-showConnect</text:span> means the connection string to the ingestion database is shown. If you have Derby installed and want to use their command line <text:span text:style-name="T23">ij </text:span><text:span text:style-name="T24">tool to snoop, you can</text:span></text:p>
        </text:list-item>
        <text:list-item>
          <text:p text:style-name="P36">There is a status bar that allows you to watch the ingestion. This can be turned off.</text:p>
        </text:list-item>
        <text:list-item>
          <text:p text:style-name="P36">Each store is ingested and stats for that are displayed.</text:p>
        </text:list-item>
        <text:list-item>
          <text:p text:style-name="P37">If you have upkeep logic in the target store, that will be applied in the next phase. Ingestion is strictly to grab every file name in the store and set up a system to track migrating it.</text:p>
        </text:list-item>
        <text:list-item>
          <text:p text:style-name="P34"><text:span text:style-name="T25">The ingestion database is made. This is atomic in the sense that if it exists it is assumed to be intact. If for some reason the process fails, you will have to remove it and its directory, here<text:line-break/></text:span><text:span text:style-name="T34">/home/ncsa/temp/oa4mp2/fileStore/ingest</text:span><text:span text:style-name="T25"> </text:span><text:span text:style-name="T26"><text:s/></text:span></text:p>
        </text:list-item>
      </text:list>
      <text:p text:style-name="P8"><text:span text:style-name="T24">Once the files have been read, </text:span><text:span text:style-name="T27">they will be ingested, i</text:span><text:span text:style-name="T10">.e., </text:span><text:span text:style-name="T18">the database will be updated. This is typically much slower than reading in the files for processing. Typical output is</text:span></text:p>
      <text:p text:style-name="Preformatted_20_Text"><text:soft-page-break/><text:s text:c="2"/>:<text:span text:style-name="T31">ingesting</text:span>...</text:p>
      <text:p text:style-name="Preformatted_20_Text"><text:s text:c="2"/>: <text:s text:c="6"/>store : adminClients</text:p>
      <text:p text:style-name="Preformatted_20_Text"><text:s text:c="2"/>: <text:s text:c="6"/>total : 52639</text:p>
      <text:p text:style-name="Preformatted_20_Text"><text:s text:c="2"/>: <text:s text:c="3"/>rejected : 0</text:p>
      <text:p text:style-name="Preformatted_20_Text"><text:s text:c="2"/>:update speed : 522 Hz <text:s text:c="9"/></text:p>
      <text:p text:style-name="Preformatted_20_Text"><text:s text:c="2"/>: <text:s text:c="6"/>bytes : 122.9746 MB</text:p>
      <text:p text:style-name="Preformatted_20_Text"><text:s text:c="2"/>: <text:s/>total time : 1.6910 min.</text:p>
      <text:p text:style-name="P12"/>
      <text:p text:style-name="P13">The system may hang for a while while ingesting, since the migration tool hands over processing to the database and cannot do more than wait. After a bit, the stats will print. The update speed is how fast the database was processing entries, here, 522 rows per second.</text:p>
      <text:p text:style-name="P14">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p>
      <text:h text:style-name="P27" text:outline-level="2">Migration</text:h>
      <text:p text:style-name="P17">Tip <text:span text:style-name="T16">Set upkeep filters in the target at least for the duration of the migration. Database updates are costly and slow. It is vastly faster to exclude entries rather than include them all and try to get rid of them later. </text:span></text:p>
      <text:p text:style-name="P15">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text:span text:style-name="T53">report </text:span>looks like</text:p>
      <text:p text:style-name="P21"><text:s text:c="2"/>:migrating 15708 items for permissions</text:p>
      <text:p text:style-name="P23">........\....................../........ <text:s/><text:span text:style-name="T33">10</text:span> <text:s/>files migrated in permissions, rejected=<text:span text:style-name="T33">15</text:span> @ 757 Hz upkept=156<text:span text:style-name="T54">83</text:span> <text:s text:c="2"/></text:p>
      <text:p text:style-name="P21"><text:s text:c="2"/>: <text:s text:c="6"/>total : 15708</text:p>
      <text:p text:style-name="P22"><text:s text:c="2"/>: <text:s text:c="5"/>upkept : 156<text:span text:style-name="T54">83</text:span></text:p>
      <text:p text:style-name="P21"><text:s text:c="2"/>: <text:s text:c="2"/>bad files : <text:span text:style-name="T54">15</text:span></text:p>
      <text:p text:style-name="P21"><text:s text:c="2"/>: <text:s text:c="2"/>net files : 10</text:p>
      <text:p text:style-name="P21"><text:s text:c="2"/>: <text:s text:c="7"/>time : 4.8918 min.</text:p>
      <text:p text:style-name="P21"><text:s text:c="2"/>: <text:s text:c="2"/>av. speed : 53 Hz <text:s text:c="9"/></text:p>
      <text:p text:style-name="P21"><text:s text:c="2"/>: <text:s text:c="3"/><text:span text:style-name="T32">no main entry</text:span>:156<text:span text:style-name="T55">83</text:span>, <text:span text:style-name="T54">file did not exist:15</text:span></text:p>
      <text:p text:style-name="P16"><text:span text:style-name="T44">In this case, the upkeep rules are being applied and out of </text:span><text:span text:style-name="T54">15,708 </text:span><text:span text:style-name="T44">files. </text:span><text:span text:style-name="T56">Pacer would have been updating with counts the entire time, so this is a snapshot of the end. This means</text:span></text:p>
      <text:list xml:id="list4192737465" text:style-name="L4">
        <text:list-item>
          <text:p text:style-name="P38"><text:span text:style-name="T54">15 were bad </text:span><text:span text:style-name="T55">(in this case, they had been deleted somehow by the time migration took place)</text:span><text:span text:style-name="T54">,</text:span></text:p>
        </text:list-item>
        <text:list-item>
          <text:p text:style-name="P38"><text:span text:style-name="T54"><text:s/>15,683 </text:span><text:span text:style-name="T44">are excluded </text:span><text:span text:style-name="T54">(no main entry means that for permissions, there was no corresponding client </text:span><text:span text:style-name="T57">or admin client, hence the permission itself is unusable</text:span><text:span text:style-name="T54">)</text:span><text:span text:style-name="T44">. </text:span></text:p>
        </text:list-item>
        <text:list-item>
          <text:p text:style-name="P39">10 entries passed muster.</text:p>
        </text:list-item>
        <text:list-item>
          <text:p text:style-name="P40">The average processing speed was 53 entries per second and the entire process took 4.8918 minutes.</text:p>
        </text:list-item>
        <text:list-item>
          <text:p text:style-name="P41"><text:soft-page-break/>There are now 10 fully functional permissions in the target sto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20T14:14:12.758560826</dc:date>
    <meta:editing-duration>PT10H22M19S</meta:editing-duration>
    <meta:editing-cycles>24</meta:editing-cycles>
    <meta:generator>LibreOffice/6.4.7.2$Linux_X86_64 LibreOffice_project/40$Build-2</meta:generator>
    <meta:document-statistic meta:table-count="0" meta:image-count="0" meta:object-count="0" meta:page-count="5" meta:paragraph-count="82" meta:word-count="1650" meta:character-count="9683" meta:non-whitespace-character-count="7988"/>
  </office:meta>
</office:document-meta>
</file>